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70.7pt"/>
    </style:style>
    <style:style style:name="co2" style:family="table-column">
      <style:table-column-properties fo:break-before="auto" style:column-width="92.8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48.1pt"/>
    </style:style>
    <style:style style:name="co5" style:family="table-column">
      <style:table-column-properties fo:break-before="auto" style:column-width="84.36pt"/>
    </style:style>
    <style:style style:name="co6" style:family="table-column">
      <style:table-column-properties fo:break-before="auto" style:column-width="52.7pt"/>
    </style:style>
    <style:style style:name="co7" style:family="table-column">
      <style:table-column-properties fo:break-before="auto" style:column-width="50.4pt"/>
    </style:style>
    <style:style style:name="co8" style:family="table-column">
      <style:table-column-properties fo:break-before="auto" style:column-width="78.21pt"/>
    </style:style>
    <style:style style:name="co9" style:family="table-column">
      <style:table-column-properties fo:break-before="auto" style:column-width="164.64pt"/>
    </style:style>
    <style:style style:name="co10" style:family="table-column">
      <style:table-column-properties fo:break-before="auto" style:column-width="64.01pt"/>
    </style:style>
    <style:style style:name="co11" style:family="table-column">
      <style:table-column-properties fo:break-before="auto" style:column-width="29.31pt"/>
    </style:style>
    <style:style style:name="co12" style:family="table-column">
      <style:table-column-properties fo:break-before="auto" style:column-width="51.96pt"/>
    </style:style>
    <style:style style:name="co13" style:family="table-column">
      <style:table-column-properties fo:break-before="auto" style:column-width="107.55pt"/>
    </style:style>
    <style:style style:name="co14" style:family="table-column">
      <style:table-column-properties fo:break-before="auto" style:column-width="33.39pt"/>
    </style:style>
    <style:style style:name="co15" style:family="table-column">
      <style:table-column-properties fo:break-before="auto" style:column-width="58.11pt"/>
    </style:style>
    <style:style style:name="co16" style:family="table-column">
      <style:table-column-properties fo:break-before="auto" style:column-width="27.24pt"/>
    </style:style>
    <style:style style:name="co17" style:family="table-column">
      <style:table-column-properties fo:break-before="auto" style:column-width="231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fo:background-color="#eeeeee"/>
    </style:style>
    <style:style style:name="ce5" style:family="table-cell" style:parent-style-name="Default">
      <style:table-cell-properties fo:background-color="#ffff00"/>
    </style:style>
    <style:style style:name="ce4" style:family="table-cell" style:parent-style-name="Default">
      <style:text-properties style:font-name="Lucida Console"/>
    </style:style>
    <style:style style:name="ce1" style:family="table-cell" style:parent-style-name="Default">
      <style:table-cell-properties fo:background-color="#81d41a"/>
    </style:style>
    <style:style style:name="ce10" style:family="table-cell" style:parent-style-name="Default">
      <style:table-cell-properties fo:background-color="#999999"/>
    </style:style>
    <style:style style:name="ce3" style:family="table-cell" style:parent-style-name="Default">
      <style:table-cell-properties fo:background-color="#ffb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row table:style-name="ro1">
          <table:table-cell table:style-name="Default"/>
          <table:table-cell table:style-name="ce1" office:value-type="string" calcext:value-type="string">
            <text:p>,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3" calcext:value-type="float">
            <text:p>3</text:p>
          </table:table-cell>
          <table:table-cell table:number-columns-repeated="19"/>
        </table:table-row>
        <table:table-row table:style-name="ro1">
          <table:table-cell table:style-name="ce2"/>
          <table:table-cell table:style-name="ce10" office:value-type="string" calcext:value-type="string">
            <text:p>Column widths</text:p>
          </table:table-cell>
          <table:table-cell table:style-name="ce2" table:number-columns-repeated="9"/>
          <table:table-cell table:style-name="ce10" table:formula="of:=MAX([.L4:.L1048576])+1" office:value-type="float" office:value="6" calcext:value-type="float">
            <text:p>6</text:p>
          </table:table-cell>
          <table:table-cell table:style-name="ce10" table:formula="of:=MAX([.M4:.M1048576])+1" office:value-type="float" office:value="15" calcext:value-type="float">
            <text:p>15</text:p>
          </table:table-cell>
          <table:table-cell table:style-name="ce10" table:formula="of:=MAX([.N4:.N1048576])+1" office:value-type="float" office:value="3" calcext:value-type="float">
            <text:p>3</text:p>
          </table:table-cell>
          <table:table-cell table:style-name="ce10" table:formula="of:=MAX([.O4:.O1048576])+1" office:value-type="float" office:value="7" calcext:value-type="float">
            <text:p>7</text:p>
          </table:table-cell>
          <table:table-cell table:style-name="ce10" table:formula="of:=MAX([.P4:.P1048576])+1" office:value-type="float" office:value="2" calcext:value-type="float">
            <text:p>2</text:p>
          </table:table-cell>
          <table:table-cell table:style-name="ce10" table:formula="of:=MAX([.Q4:.Q1048576])+1" office:value-type="float" office:value="35" calcext:value-type="float">
            <text:p>35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Concatenated</text:p>
          </table:table-cell>
          <table:table-cell table:style-name="ce3" office:value-type="string" calcext:value-type="string">
            <text:p>path</text:p>
          </table:table-cell>
          <table:table-cell table:style-name="ce3" office:value-type="string" calcext:value-type="string">
            <text:p>filename</text:p>
          </table:table-cell>
          <table:table-cell office:value-type="string" calcext:value-type="string">
            <text:p>RscCommand</text:p>
          </table:table-cell>
          <table:table-cell table:style-name="ce3" office:value-type="string" calcext:value-type="string">
            <text:p>RscType</text:p>
          </table:table-cell>
          <table:table-cell office:value-type="string" calcext:value-type="string">
            <text:p>Const</text:p>
          </table:table-cell>
          <table:table-cell table:style-name="ce3" office:value-type="string" calcext:value-type="string">
            <text:p>DestPage</text:p>
          </table:table-cell>
          <table:table-cell table:style-name="ce3" office:value-type="string" calcext:value-type="string">
            <text:p>DestAddr</text:p>
          </table:table-cell>
          <table:table-cell table:style-name="ce3" office:value-type="string" calcext:value-type="string">
            <text:p>StartAddr/Label</text:p>
          </table:table-cell>
          <table:table-cell office:value-type="string" calcext:value-type="string">
            <text:p>Filepath</text:p>
          </table:table-cell>
          <table:table-cell table:number-columns-repeated="13"/>
        </table:table-row>
        <table:table-row table:style-name="ro1">
          <table:table-cell table:formula="of:=CONCATENATE(REPT(&quot; &quot;;[.$C$1]);[.D4];REPT(&quot; &quot;;[.$D$1]);[.S4];[.R4];[.T4];[.U4];[.V4];[.J4])" office:value-type="string" office:string-value="         rload   KRscHybrid     ,KtBin ,80 ,temp3k ,0 ,&quot;\demo\gfx\hdi\hybrid.hdi.zx7&quot;" calcext:value-type="string">
            <text:p><text:s text:c="9"/>rload <text:s text:c="2"/>KRscHybrid <text:s text:c="4"/>,KtBin ,80 ,temp3k ,0 ,"\demo\gfx\hdi\hybrid.hdi.zx7"</text:p>
          </table:table-cell>
          <table:table-cell office:value-type="string" calcext:value-type="string">
            <text:p>\demo\gfx\hdi\</text:p>
          </table:table-cell>
          <table:table-cell office:value-type="string" calcext:value-type="string">
            <text:p>hybrid.hdi.zx7</text:p>
          </table:table-cell>
          <table:table-cell table:style-name="ce4" office:value-type="string" calcext:value-type="string">
            <text:p>rload</text:p>
          </table:table-cell>
          <table:table-cell table:style-name="ce4" office:value-type="string" calcext:value-type="string">
            <text:p>KtBin</text:p>
          </table:table-cell>
          <table:table-cell table:style-name="ce4" table:formula="of:=&quot;KRsc&quot;&amp;PROPER(LEFT([.C4];FIND(&quot;.&quot;;[.C4])-1))" office:value-type="string" office:string-value="KRscHybrid" calcext:value-type="string">
            <text:p>KRscHybrid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emp3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&quot;&quot;&quot;&quot;&amp;[.B4]&amp;[.C4]&amp;&quot;&quot;&quot;&quot;" office:value-type="string" office:string-value="&quot;\demo\gfx\hdi\hybrid.hdi.zx7&quot;" calcext:value-type="string">
            <text:p>"\demo\gfx\hdi\hybrid.hdi.zx7"</text:p>
          </table:table-cell>
          <table:table-cell/>
          <table:table-cell table:formula="of:=LEN([.E4])" office:value-type="float" office:value="5" calcext:value-type="float">
            <text:p>5</text:p>
          </table:table-cell>
          <table:table-cell table:formula="of:=LEN([.F4])" office:value-type="float" office:value="10" calcext:value-type="float">
            <text:p>10</text:p>
          </table:table-cell>
          <table:table-cell table:formula="of:=LEN([.G4])" office:value-type="float" office:value="2" calcext:value-type="float">
            <text:p>2</text:p>
          </table:table-cell>
          <table:table-cell table:formula="of:=LEN([.H4])" office:value-type="float" office:value="6" calcext:value-type="float">
            <text:p>6</text:p>
          </table:table-cell>
          <table:table-cell table:formula="of:=LEN([.I4])" office:value-type="float" office:value="1" calcext:value-type="float">
            <text:p>1</text:p>
          </table:table-cell>
          <table:table-cell table:formula="of:=LEN([.J4])" office:value-type="float" office:value="30" calcext:value-type="float">
            <text:p>30</text:p>
          </table:table-cell>
          <table:table-cell table:style-name="ce4" table:formula="of:=LEFT([.E4]&amp;REPT(&quot; &quot;;[.L$2]);[.L$2])&amp;sep" office:value-type="string" office:string-value="KtBin ," calcext:value-type="string">
            <text:p>KtBin ,</text:p>
          </table:table-cell>
          <table:table-cell table:style-name="ce4" table:formula="of:=LEFT([.F4]&amp;REPT(&quot; &quot;;[.M$2]);[.M$2])&amp;sep" office:value-type="string" office:string-value="KRscHybrid     ," calcext:value-type="string">
            <text:p>KRscHybrid <text:s text:c="4"/>,</text:p>
          </table:table-cell>
          <table:table-cell table:style-name="ce4" table:formula="of:=LEFT([.G4]&amp;REPT(&quot; &quot;;[.N$2]);[.N$2])&amp;sep" office:value-type="string" office:string-value="80 ," calcext:value-type="string">
            <text:p>80 ,</text:p>
          </table:table-cell>
          <table:table-cell table:style-name="ce4" table:formula="of:=LEFT([.H4]&amp;REPT(&quot; &quot;;[.O$2]);[.O$2])&amp;sep" office:value-type="string" office:string-value="temp3k ," calcext:value-type="string">
            <text:p>temp3k ,</text:p>
          </table:table-cell>
          <table:table-cell table:style-name="ce4" table:formula="of:=LEFT([.I4]&amp;REPT(&quot; &quot;;[.P$2]);[.P$2])&amp;sep" office:value-type="string" office:string-value="0 ," calcext:value-type="string">
            <text:p>0 ,</text:p>
          </table:table-cell>
          <table:table-cell table:style-name="ce4" table:formula="of:=LEFT([.J4]&amp;REPT(&quot; &quot;;[.Q$2]);[.Q$2])&amp;sep" office:value-type="string" office:string-value="&quot;\demo\gfx\hdi\hybrid.hdi.zx7&quot;     ," calcext:value-type="string">
            <text:p>"\demo\gfx\hdi\hybrid.hdi.zx7" <text:s text:c="4"/>,</text:p>
          </table:table-cell>
        </table:table-row>
        <table:table-row table:style-name="ro1">
          <table:table-cell table:formula="of:=CONCATENATE(REPT(&quot; &quot;;[.$C$1]);[.D5];REPT(&quot; &quot;;[.$D$1]);[.S5];[.R5];[.T5];[.U5];[.V5];[.J5])" office:value-type="string" office:string-value="         rload   KRscJupiter    ,KtBin ,80 ,temp3k ,0 ,&quot;\demo\gfx\hdi\jupiter.hdi.zx7&quot;" calcext:value-type="string">
            <text:p><text:s text:c="9"/>rload <text:s text:c="2"/>KRscJupiter <text:s text:c="3"/>,KtBin ,80 ,temp3k ,0 ,"\demo\gfx\hdi\jupiter.hdi.zx7"</text:p>
          </table:table-cell>
          <table:table-cell office:value-type="string" calcext:value-type="string">
            <text:p>\demo\gfx\hdi\</text:p>
          </table:table-cell>
          <table:table-cell office:value-type="string" calcext:value-type="string">
            <text:p>jupiter.hdi.zx7</text:p>
          </table:table-cell>
          <table:table-cell table:style-name="ce4" office:value-type="string" calcext:value-type="string">
            <text:p>rload</text:p>
          </table:table-cell>
          <table:table-cell table:style-name="ce4" office:value-type="string" calcext:value-type="string">
            <text:p>KtBin</text:p>
          </table:table-cell>
          <table:table-cell table:style-name="ce4" table:formula="of:=&quot;KRsc&quot;&amp;PROPER(LEFT([.C5];FIND(&quot;.&quot;;[.C5])-1))" office:value-type="string" office:string-value="KRscJupiter" calcext:value-type="string">
            <text:p>KRscJupiter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emp3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&quot;&quot;&quot;&quot;&amp;[.B5]&amp;[.C5]&amp;&quot;&quot;&quot;&quot;" office:value-type="string" office:string-value="&quot;\demo\gfx\hdi\jupiter.hdi.zx7&quot;" calcext:value-type="string">
            <text:p>"\demo\gfx\hdi\jupiter.hdi.zx7"</text:p>
          </table:table-cell>
          <table:table-cell/>
          <table:table-cell table:formula="of:=LEN([.E5])" office:value-type="float" office:value="5" calcext:value-type="float">
            <text:p>5</text:p>
          </table:table-cell>
          <table:table-cell table:formula="of:=LEN([.F5])" office:value-type="float" office:value="11" calcext:value-type="float">
            <text:p>11</text:p>
          </table:table-cell>
          <table:table-cell table:formula="of:=LEN([.G5])" office:value-type="float" office:value="2" calcext:value-type="float">
            <text:p>2</text:p>
          </table:table-cell>
          <table:table-cell table:formula="of:=LEN([.H5])" office:value-type="float" office:value="6" calcext:value-type="float">
            <text:p>6</text:p>
          </table:table-cell>
          <table:table-cell table:formula="of:=LEN([.I5])" office:value-type="float" office:value="1" calcext:value-type="float">
            <text:p>1</text:p>
          </table:table-cell>
          <table:table-cell table:formula="of:=LEN([.J5])" office:value-type="float" office:value="31" calcext:value-type="float">
            <text:p>31</text:p>
          </table:table-cell>
          <table:table-cell table:style-name="ce4" table:formula="of:=LEFT([.E5]&amp;REPT(&quot; &quot;;[.L$2]);[.L$2])&amp;sep" office:value-type="string" office:string-value="KtBin ," calcext:value-type="string">
            <text:p>KtBin ,</text:p>
          </table:table-cell>
          <table:table-cell table:style-name="ce4" table:formula="of:=LEFT([.F5]&amp;REPT(&quot; &quot;;[.M$2]);[.M$2])&amp;sep" office:value-type="string" office:string-value="KRscJupiter    ," calcext:value-type="string">
            <text:p>KRscJupiter <text:s text:c="3"/>,</text:p>
          </table:table-cell>
          <table:table-cell table:style-name="ce4" table:formula="of:=LEFT([.G5]&amp;REPT(&quot; &quot;;[.N$2]);[.N$2])&amp;sep" office:value-type="string" office:string-value="80 ," calcext:value-type="string">
            <text:p>80 ,</text:p>
          </table:table-cell>
          <table:table-cell table:style-name="ce4" table:formula="of:=LEFT([.H5]&amp;REPT(&quot; &quot;;[.O$2]);[.O$2])&amp;sep" office:value-type="string" office:string-value="temp3k ," calcext:value-type="string">
            <text:p>temp3k ,</text:p>
          </table:table-cell>
          <table:table-cell table:style-name="ce4" table:formula="of:=LEFT([.I5]&amp;REPT(&quot; &quot;;[.P$2]);[.P$2])&amp;sep" office:value-type="string" office:string-value="0 ," calcext:value-type="string">
            <text:p>0 ,</text:p>
          </table:table-cell>
          <table:table-cell table:style-name="ce4" table:formula="of:=LEFT([.J5]&amp;REPT(&quot; &quot;;[.Q$2]);[.Q$2])&amp;sep" office:value-type="string" office:string-value="&quot;\demo\gfx\hdi\jupiter.hdi.zx7&quot;    ," calcext:value-type="string">
            <text:p>"\demo\gfx\hdi\jupiter.hdi.zx7" <text:s text:c="3"/>,</text:p>
          </table:table-cell>
        </table:table-row>
        <table:table-row table:style-name="ro1">
          <table:table-cell table:formula="of:=CONCATENATE(REPT(&quot; &quot;;[.$C$1]);[.D6];REPT(&quot; &quot;;[.$D$1]);[.S6];[.R6];[.T6];[.U6];[.V6];[.J6])" office:value-type="string" office:string-value="         rload   KRscJupiter_Bw ,KtBin ,80 ,temp3k ,0 ,&quot;\demo\gfx\hdi\jupiter_bw.hdi.zx7&quot;" calcext:value-type="string">
            <text:p><text:s text:c="9"/>rload <text:s text:c="2"/>KRscJupiter_Bw ,KtBin ,80 ,temp3k ,0 ,"\demo\gfx\hdi\jupiter_bw.hdi.zx7"</text:p>
          </table:table-cell>
          <table:table-cell office:value-type="string" calcext:value-type="string">
            <text:p>\demo\gfx\hdi\</text:p>
          </table:table-cell>
          <table:table-cell office:value-type="string" calcext:value-type="string">
            <text:p>jupiter_bw.hdi.zx7</text:p>
          </table:table-cell>
          <table:table-cell table:style-name="ce4" office:value-type="string" calcext:value-type="string">
            <text:p>rload</text:p>
          </table:table-cell>
          <table:table-cell table:style-name="ce4" office:value-type="string" calcext:value-type="string">
            <text:p>KtBin</text:p>
          </table:table-cell>
          <table:table-cell table:style-name="ce4" table:formula="of:=&quot;KRsc&quot;&amp;PROPER(LEFT([.C6];FIND(&quot;.&quot;;[.C6])-1))" office:value-type="string" office:string-value="KRscJupiter_Bw" calcext:value-type="string">
            <text:p>KRscJupiter_Bw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emp3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&quot;&quot;&quot;&quot;&amp;[.B6]&amp;[.C6]&amp;&quot;&quot;&quot;&quot;" office:value-type="string" office:string-value="&quot;\demo\gfx\hdi\jupiter_bw.hdi.zx7&quot;" calcext:value-type="string">
            <text:p>"\demo\gfx\hdi\jupiter_bw.hdi.zx7"</text:p>
          </table:table-cell>
          <table:table-cell/>
          <table:table-cell table:formula="of:=LEN([.E6])" office:value-type="float" office:value="5" calcext:value-type="float">
            <text:p>5</text:p>
          </table:table-cell>
          <table:table-cell table:formula="of:=LEN([.F6])" office:value-type="float" office:value="14" calcext:value-type="float">
            <text:p>14</text:p>
          </table:table-cell>
          <table:table-cell table:formula="of:=LEN([.G6])" office:value-type="float" office:value="2" calcext:value-type="float">
            <text:p>2</text:p>
          </table:table-cell>
          <table:table-cell table:formula="of:=LEN([.H6])" office:value-type="float" office:value="6" calcext:value-type="float">
            <text:p>6</text:p>
          </table:table-cell>
          <table:table-cell table:formula="of:=LEN([.I6])" office:value-type="float" office:value="1" calcext:value-type="float">
            <text:p>1</text:p>
          </table:table-cell>
          <table:table-cell table:formula="of:=LEN([.J6])" office:value-type="float" office:value="34" calcext:value-type="float">
            <text:p>34</text:p>
          </table:table-cell>
          <table:table-cell table:style-name="ce4" table:formula="of:=LEFT([.E6]&amp;REPT(&quot; &quot;;[.L$2]);[.L$2])&amp;sep" office:value-type="string" office:string-value="KtBin ," calcext:value-type="string">
            <text:p>KtBin ,</text:p>
          </table:table-cell>
          <table:table-cell table:style-name="ce4" table:formula="of:=LEFT([.F6]&amp;REPT(&quot; &quot;;[.M$2]);[.M$2])&amp;sep" office:value-type="string" office:string-value="KRscJupiter_Bw ," calcext:value-type="string">
            <text:p>KRscJupiter_Bw ,</text:p>
          </table:table-cell>
          <table:table-cell table:style-name="ce4" table:formula="of:=LEFT([.G6]&amp;REPT(&quot; &quot;;[.N$2]);[.N$2])&amp;sep" office:value-type="string" office:string-value="80 ," calcext:value-type="string">
            <text:p>80 ,</text:p>
          </table:table-cell>
          <table:table-cell table:style-name="ce4" table:formula="of:=LEFT([.H6]&amp;REPT(&quot; &quot;;[.O$2]);[.O$2])&amp;sep" office:value-type="string" office:string-value="temp3k ," calcext:value-type="string">
            <text:p>temp3k ,</text:p>
          </table:table-cell>
          <table:table-cell table:style-name="ce4" table:formula="of:=LEFT([.I6]&amp;REPT(&quot; &quot;;[.P$2]);[.P$2])&amp;sep" office:value-type="string" office:string-value="0 ," calcext:value-type="string">
            <text:p>0 ,</text:p>
          </table:table-cell>
          <table:table-cell table:style-name="ce4" table:formula="of:=LEFT([.J6]&amp;REPT(&quot; &quot;;[.Q$2]);[.Q$2])&amp;sep" office:value-type="string" office:string-value="&quot;\demo\gfx\hdi\jupiter_bw.hdi.zx7&quot; ," calcext:value-type="string">
            <text:p>"\demo\gfx\hdi\jupiter_bw.hdi.zx7" ,</text:p>
          </table:table-cell>
        </table:table-row>
        <table:table-row table:style-name="ro1">
          <table:table-cell table:formula="of:=CONCATENATE(REPT(&quot; &quot;;[.$C$1]);[.D7];REPT(&quot; &quot;;[.$D$1]);[.S7];[.R7];[.T7];[.U7];[.V7];[.J7])" office:value-type="string" office:string-value="         rload   KRscOddysey_1  ,KtBin ,80 ,temp3k ,0 ,&quot;\demo\gfx\hdi\oddysey_1.hdi.zx7&quot;" calcext:value-type="string">
            <text:p><text:s text:c="9"/>rload <text:s text:c="2"/>KRscOddysey_1 <text:s/>,KtBin ,80 ,temp3k ,0 ,"\demo\gfx\hdi\oddysey_1.hdi.zx7"</text:p>
          </table:table-cell>
          <table:table-cell office:value-type="string" calcext:value-type="string">
            <text:p>\demo\gfx\hdi\</text:p>
          </table:table-cell>
          <table:table-cell office:value-type="string" calcext:value-type="string">
            <text:p>oddysey_1.hdi.zx7</text:p>
          </table:table-cell>
          <table:table-cell table:style-name="ce4" office:value-type="string" calcext:value-type="string">
            <text:p>rload</text:p>
          </table:table-cell>
          <table:table-cell table:style-name="ce4" office:value-type="string" calcext:value-type="string">
            <text:p>KtBin</text:p>
          </table:table-cell>
          <table:table-cell table:style-name="ce4" table:formula="of:=&quot;KRsc&quot;&amp;PROPER(LEFT([.C7];FIND(&quot;.&quot;;[.C7])-1))" office:value-type="string" office:string-value="KRscOddysey_1" calcext:value-type="string">
            <text:p>KRscOddysey_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emp3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&quot;&quot;&quot;&quot;&amp;[.B7]&amp;[.C7]&amp;&quot;&quot;&quot;&quot;" office:value-type="string" office:string-value="&quot;\demo\gfx\hdi\oddysey_1.hdi.zx7&quot;" calcext:value-type="string">
            <text:p>"\demo\gfx\hdi\oddysey_1.hdi.zx7"</text:p>
          </table:table-cell>
          <table:table-cell/>
          <table:table-cell table:formula="of:=LEN([.E7])" office:value-type="float" office:value="5" calcext:value-type="float">
            <text:p>5</text:p>
          </table:table-cell>
          <table:table-cell table:formula="of:=LEN([.F7])" office:value-type="float" office:value="13" calcext:value-type="float">
            <text:p>13</text:p>
          </table:table-cell>
          <table:table-cell table:formula="of:=LEN([.G7])" office:value-type="float" office:value="2" calcext:value-type="float">
            <text:p>2</text:p>
          </table:table-cell>
          <table:table-cell table:formula="of:=LEN([.H7])" office:value-type="float" office:value="6" calcext:value-type="float">
            <text:p>6</text:p>
          </table:table-cell>
          <table:table-cell table:formula="of:=LEN([.I7])" office:value-type="float" office:value="1" calcext:value-type="float">
            <text:p>1</text:p>
          </table:table-cell>
          <table:table-cell table:formula="of:=LEN([.J7])" office:value-type="float" office:value="33" calcext:value-type="float">
            <text:p>33</text:p>
          </table:table-cell>
          <table:table-cell table:style-name="ce4" table:formula="of:=LEFT([.E7]&amp;REPT(&quot; &quot;;[.L$2]);[.L$2])&amp;sep" office:value-type="string" office:string-value="KtBin ," calcext:value-type="string">
            <text:p>KtBin ,</text:p>
          </table:table-cell>
          <table:table-cell table:style-name="ce4" table:formula="of:=LEFT([.F7]&amp;REPT(&quot; &quot;;[.M$2]);[.M$2])&amp;sep" office:value-type="string" office:string-value="KRscOddysey_1  ," calcext:value-type="string">
            <text:p>KRscOddysey_1 <text:s/>,</text:p>
          </table:table-cell>
          <table:table-cell table:style-name="ce4" table:formula="of:=LEFT([.G7]&amp;REPT(&quot; &quot;;[.N$2]);[.N$2])&amp;sep" office:value-type="string" office:string-value="80 ," calcext:value-type="string">
            <text:p>80 ,</text:p>
          </table:table-cell>
          <table:table-cell table:style-name="ce4" table:formula="of:=LEFT([.H7]&amp;REPT(&quot; &quot;;[.O$2]);[.O$2])&amp;sep" office:value-type="string" office:string-value="temp3k ," calcext:value-type="string">
            <text:p>temp3k ,</text:p>
          </table:table-cell>
          <table:table-cell table:style-name="ce4" table:formula="of:=LEFT([.I7]&amp;REPT(&quot; &quot;;[.P$2]);[.P$2])&amp;sep" office:value-type="string" office:string-value="0 ," calcext:value-type="string">
            <text:p>0 ,</text:p>
          </table:table-cell>
          <table:table-cell table:style-name="ce4" table:formula="of:=LEFT([.J7]&amp;REPT(&quot; &quot;;[.Q$2]);[.Q$2])&amp;sep" office:value-type="string" office:string-value="&quot;\demo\gfx\hdi\oddysey_1.hdi.zx7&quot;  ," calcext:value-type="string">
            <text:p>"\demo\gfx\hdi\oddysey_1.hdi.zx7" <text:s/>,</text:p>
          </table:table-cell>
        </table:table-row>
        <table:table-row table:style-name="ro1">
          <table:table-cell table:formula="of:=CONCATENATE(REPT(&quot; &quot;;[.$C$1]);[.D8];REPT(&quot; &quot;;[.$D$1]);[.S8];[.R8];[.T8];[.U8];[.V8];[.J8])" office:value-type="string" office:string-value="         rload   KRscPlanet     ,KtBin ,80 ,temp3k ,0 ,&quot;\demo\gfx\hdi\planet.hdi.zx7&quot;" calcext:value-type="string">
            <text:p><text:s text:c="9"/>rload <text:s text:c="2"/>KRscPlanet <text:s text:c="4"/>,KtBin ,80 ,temp3k ,0 ,"\demo\gfx\hdi\planet.hdi.zx7"</text:p>
          </table:table-cell>
          <table:table-cell office:value-type="string" calcext:value-type="string">
            <text:p>\demo\gfx\hdi\</text:p>
          </table:table-cell>
          <table:table-cell office:value-type="string" calcext:value-type="string">
            <text:p>planet.hdi.zx7</text:p>
          </table:table-cell>
          <table:table-cell table:style-name="ce4" office:value-type="string" calcext:value-type="string">
            <text:p>rload</text:p>
          </table:table-cell>
          <table:table-cell table:style-name="ce4" office:value-type="string" calcext:value-type="string">
            <text:p>KtBin</text:p>
          </table:table-cell>
          <table:table-cell table:style-name="ce4" table:formula="of:=&quot;KRsc&quot;&amp;PROPER(LEFT([.C8];FIND(&quot;.&quot;;[.C8])-1))" office:value-type="string" office:string-value="KRscPlanet" calcext:value-type="string">
            <text:p>KRscPlanet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emp3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&quot;&quot;&quot;&quot;&amp;[.B8]&amp;[.C8]&amp;&quot;&quot;&quot;&quot;" office:value-type="string" office:string-value="&quot;\demo\gfx\hdi\planet.hdi.zx7&quot;" calcext:value-type="string">
            <text:p>"\demo\gfx\hdi\planet.hdi.zx7"</text:p>
          </table:table-cell>
          <table:table-cell/>
          <table:table-cell table:formula="of:=LEN([.E8])" office:value-type="float" office:value="5" calcext:value-type="float">
            <text:p>5</text:p>
          </table:table-cell>
          <table:table-cell table:formula="of:=LEN([.F8])" office:value-type="float" office:value="10" calcext:value-type="float">
            <text:p>10</text:p>
          </table:table-cell>
          <table:table-cell table:formula="of:=LEN([.G8])" office:value-type="float" office:value="2" calcext:value-type="float">
            <text:p>2</text:p>
          </table:table-cell>
          <table:table-cell table:formula="of:=LEN([.H8])" office:value-type="float" office:value="6" calcext:value-type="float">
            <text:p>6</text:p>
          </table:table-cell>
          <table:table-cell table:formula="of:=LEN([.I8])" office:value-type="float" office:value="1" calcext:value-type="float">
            <text:p>1</text:p>
          </table:table-cell>
          <table:table-cell table:formula="of:=LEN([.J8])" office:value-type="float" office:value="30" calcext:value-type="float">
            <text:p>30</text:p>
          </table:table-cell>
          <table:table-cell table:style-name="ce4" table:formula="of:=LEFT([.E8]&amp;REPT(&quot; &quot;;[.L$2]);[.L$2])&amp;sep" office:value-type="string" office:string-value="KtBin ," calcext:value-type="string">
            <text:p>KtBin ,</text:p>
          </table:table-cell>
          <table:table-cell table:style-name="ce4" table:formula="of:=LEFT([.F8]&amp;REPT(&quot; &quot;;[.M$2]);[.M$2])&amp;sep" office:value-type="string" office:string-value="KRscPlanet     ," calcext:value-type="string">
            <text:p>KRscPlanet <text:s text:c="4"/>,</text:p>
          </table:table-cell>
          <table:table-cell table:style-name="ce4" table:formula="of:=LEFT([.G8]&amp;REPT(&quot; &quot;;[.N$2]);[.N$2])&amp;sep" office:value-type="string" office:string-value="80 ," calcext:value-type="string">
            <text:p>80 ,</text:p>
          </table:table-cell>
          <table:table-cell table:style-name="ce4" table:formula="of:=LEFT([.H8]&amp;REPT(&quot; &quot;;[.O$2]);[.O$2])&amp;sep" office:value-type="string" office:string-value="temp3k ," calcext:value-type="string">
            <text:p>temp3k ,</text:p>
          </table:table-cell>
          <table:table-cell table:style-name="ce4" table:formula="of:=LEFT([.I8]&amp;REPT(&quot; &quot;;[.P$2]);[.P$2])&amp;sep" office:value-type="string" office:string-value="0 ," calcext:value-type="string">
            <text:p>0 ,</text:p>
          </table:table-cell>
          <table:table-cell table:style-name="ce4" table:formula="of:=LEFT([.J8]&amp;REPT(&quot; &quot;;[.Q$2]);[.Q$2])&amp;sep" office:value-type="string" office:string-value="&quot;\demo\gfx\hdi\planet.hdi.zx7&quot;     ," calcext:value-type="string">
            <text:p>"\demo\gfx\hdi\planet.hdi.zx7" <text:s text:c="4"/>,</text:p>
          </table:table-cell>
        </table:table-row>
        <table:table-row table:style-name="ro1">
          <table:table-cell table:formula="of:=CONCATENATE(REPT(&quot; &quot;;[.$C$1]);[.D9];REPT(&quot; &quot;;[.$D$1]);[.S9];[.R9];[.T9];[.U9];[.V9];[.J9])" office:value-type="string" office:string-value="         rload   KRscPluto      ,KtBin ,80 ,temp3k ,0 ,&quot;\demo\gfx\hdi\pluto.hdi.zx7&quot;" calcext:value-type="string">
            <text:p><text:s text:c="9"/>rload <text:s text:c="2"/>KRscPluto <text:s text:c="5"/>,KtBin ,80 ,temp3k ,0 ,"\demo\gfx\hdi\pluto.hdi.zx7"</text:p>
          </table:table-cell>
          <table:table-cell office:value-type="string" calcext:value-type="string">
            <text:p>\demo\gfx\hdi\</text:p>
          </table:table-cell>
          <table:table-cell office:value-type="string" calcext:value-type="string">
            <text:p>pluto.hdi.zx7</text:p>
          </table:table-cell>
          <table:table-cell table:style-name="ce4" office:value-type="string" calcext:value-type="string">
            <text:p>rload</text:p>
          </table:table-cell>
          <table:table-cell table:style-name="ce4" office:value-type="string" calcext:value-type="string">
            <text:p>KtBin</text:p>
          </table:table-cell>
          <table:table-cell table:style-name="ce4" table:formula="of:=&quot;KRsc&quot;&amp;PROPER(LEFT([.C9];FIND(&quot;.&quot;;[.C9])-1))" office:value-type="string" office:string-value="KRscPluto" calcext:value-type="string">
            <text:p>KRscPluto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emp3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&quot;&quot;&quot;&quot;&amp;[.B9]&amp;[.C9]&amp;&quot;&quot;&quot;&quot;" office:value-type="string" office:string-value="&quot;\demo\gfx\hdi\pluto.hdi.zx7&quot;" calcext:value-type="string">
            <text:p>"\demo\gfx\hdi\pluto.hdi.zx7"</text:p>
          </table:table-cell>
          <table:table-cell/>
          <table:table-cell table:formula="of:=LEN([.E9])" office:value-type="float" office:value="5" calcext:value-type="float">
            <text:p>5</text:p>
          </table:table-cell>
          <table:table-cell table:formula="of:=LEN([.F9])" office:value-type="float" office:value="9" calcext:value-type="float">
            <text:p>9</text:p>
          </table:table-cell>
          <table:table-cell table:formula="of:=LEN([.G9])" office:value-type="float" office:value="2" calcext:value-type="float">
            <text:p>2</text:p>
          </table:table-cell>
          <table:table-cell table:formula="of:=LEN([.H9])" office:value-type="float" office:value="6" calcext:value-type="float">
            <text:p>6</text:p>
          </table:table-cell>
          <table:table-cell table:formula="of:=LEN([.I9])" office:value-type="float" office:value="1" calcext:value-type="float">
            <text:p>1</text:p>
          </table:table-cell>
          <table:table-cell table:formula="of:=LEN([.J9])" office:value-type="float" office:value="29" calcext:value-type="float">
            <text:p>29</text:p>
          </table:table-cell>
          <table:table-cell table:style-name="ce4" table:formula="of:=LEFT([.E9]&amp;REPT(&quot; &quot;;[.L$2]);[.L$2])&amp;sep" office:value-type="string" office:string-value="KtBin ," calcext:value-type="string">
            <text:p>KtBin ,</text:p>
          </table:table-cell>
          <table:table-cell table:style-name="ce4" table:formula="of:=LEFT([.F9]&amp;REPT(&quot; &quot;;[.M$2]);[.M$2])&amp;sep" office:value-type="string" office:string-value="KRscPluto      ," calcext:value-type="string">
            <text:p>KRscPluto <text:s text:c="5"/>,</text:p>
          </table:table-cell>
          <table:table-cell table:style-name="ce4" table:formula="of:=LEFT([.G9]&amp;REPT(&quot; &quot;;[.N$2]);[.N$2])&amp;sep" office:value-type="string" office:string-value="80 ," calcext:value-type="string">
            <text:p>80 ,</text:p>
          </table:table-cell>
          <table:table-cell table:style-name="ce4" table:formula="of:=LEFT([.H9]&amp;REPT(&quot; &quot;;[.O$2]);[.O$2])&amp;sep" office:value-type="string" office:string-value="temp3k ," calcext:value-type="string">
            <text:p>temp3k ,</text:p>
          </table:table-cell>
          <table:table-cell table:style-name="ce4" table:formula="of:=LEFT([.I9]&amp;REPT(&quot; &quot;;[.P$2]);[.P$2])&amp;sep" office:value-type="string" office:string-value="0 ," calcext:value-type="string">
            <text:p>0 ,</text:p>
          </table:table-cell>
          <table:table-cell table:style-name="ce4" table:formula="of:=LEFT([.J9]&amp;REPT(&quot; &quot;;[.Q$2]);[.Q$2])&amp;sep" office:value-type="string" office:string-value="&quot;\demo\gfx\hdi\pluto.hdi.zx7&quot;      ," calcext:value-type="string">
            <text:p>"\demo\gfx\hdi\pluto.hdi.zx7" <text:s text:c="5"/>,</text:p>
          </table:table-cell>
        </table:table-row>
        <table:table-row table:style-name="ro1">
          <table:table-cell table:formula="of:=CONCATENATE(REPT(&quot; &quot;;[.$C$1]);[.D10];REPT(&quot; &quot;;[.$D$1]);[.S10];[.R10];[.T10];[.U10];[.V10];[.J10])" office:value-type="string" office:string-value="         rload   KRscRedplanet  ,KtBin ,80 ,temp3k ,0 ,&quot;\demo\gfx\hdi\redplanet.hdi.zx7&quot;" calcext:value-type="string">
            <text:p><text:s text:c="9"/>rload <text:s text:c="2"/>KRscRedplanet <text:s/>,KtBin ,80 ,temp3k ,0 ,"\demo\gfx\hdi\redplanet.hdi.zx7"</text:p>
          </table:table-cell>
          <table:table-cell office:value-type="string" calcext:value-type="string">
            <text:p>\demo\gfx\hdi\</text:p>
          </table:table-cell>
          <table:table-cell office:value-type="string" calcext:value-type="string">
            <text:p>redplanet.hdi.zx7</text:p>
          </table:table-cell>
          <table:table-cell table:style-name="ce4" office:value-type="string" calcext:value-type="string">
            <text:p>rload</text:p>
          </table:table-cell>
          <table:table-cell table:style-name="ce4" office:value-type="string" calcext:value-type="string">
            <text:p>KtBin</text:p>
          </table:table-cell>
          <table:table-cell table:style-name="ce4" table:formula="of:=&quot;KRsc&quot;&amp;PROPER(LEFT([.C10];FIND(&quot;.&quot;;[.C10])-1))" office:value-type="string" office:string-value="KRscRedplanet" calcext:value-type="string">
            <text:p>KRscRedplanet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emp3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&quot;&quot;&quot;&quot;&amp;[.B10]&amp;[.C10]&amp;&quot;&quot;&quot;&quot;" office:value-type="string" office:string-value="&quot;\demo\gfx\hdi\redplanet.hdi.zx7&quot;" calcext:value-type="string">
            <text:p>"\demo\gfx\hdi\redplanet.hdi.zx7"</text:p>
          </table:table-cell>
          <table:table-cell/>
          <table:table-cell table:formula="of:=LEN([.E10])" office:value-type="float" office:value="5" calcext:value-type="float">
            <text:p>5</text:p>
          </table:table-cell>
          <table:table-cell table:formula="of:=LEN([.F10])" office:value-type="float" office:value="13" calcext:value-type="float">
            <text:p>13</text:p>
          </table:table-cell>
          <table:table-cell table:formula="of:=LEN([.G10])" office:value-type="float" office:value="2" calcext:value-type="float">
            <text:p>2</text:p>
          </table:table-cell>
          <table:table-cell table:formula="of:=LEN([.H10])" office:value-type="float" office:value="6" calcext:value-type="float">
            <text:p>6</text:p>
          </table:table-cell>
          <table:table-cell table:formula="of:=LEN([.I10])" office:value-type="float" office:value="1" calcext:value-type="float">
            <text:p>1</text:p>
          </table:table-cell>
          <table:table-cell table:formula="of:=LEN([.J10])" office:value-type="float" office:value="33" calcext:value-type="float">
            <text:p>33</text:p>
          </table:table-cell>
          <table:table-cell table:style-name="ce4" table:formula="of:=LEFT([.E10]&amp;REPT(&quot; &quot;;[.L$2]);[.L$2])&amp;sep" office:value-type="string" office:string-value="KtBin ," calcext:value-type="string">
            <text:p>KtBin ,</text:p>
          </table:table-cell>
          <table:table-cell table:style-name="ce4" table:formula="of:=LEFT([.F10]&amp;REPT(&quot; &quot;;[.M$2]);[.M$2])&amp;sep" office:value-type="string" office:string-value="KRscRedplanet  ," calcext:value-type="string">
            <text:p>KRscRedplanet <text:s/>,</text:p>
          </table:table-cell>
          <table:table-cell table:style-name="ce4" table:formula="of:=LEFT([.G10]&amp;REPT(&quot; &quot;;[.N$2]);[.N$2])&amp;sep" office:value-type="string" office:string-value="80 ," calcext:value-type="string">
            <text:p>80 ,</text:p>
          </table:table-cell>
          <table:table-cell table:style-name="ce4" table:formula="of:=LEFT([.H10]&amp;REPT(&quot; &quot;;[.O$2]);[.O$2])&amp;sep" office:value-type="string" office:string-value="temp3k ," calcext:value-type="string">
            <text:p>temp3k ,</text:p>
          </table:table-cell>
          <table:table-cell table:style-name="ce4" table:formula="of:=LEFT([.I10]&amp;REPT(&quot; &quot;;[.P$2]);[.P$2])&amp;sep" office:value-type="string" office:string-value="0 ," calcext:value-type="string">
            <text:p>0 ,</text:p>
          </table:table-cell>
          <table:table-cell table:style-name="ce4" table:formula="of:=LEFT([.J10]&amp;REPT(&quot; &quot;;[.Q$2]);[.Q$2])&amp;sep" office:value-type="string" office:string-value="&quot;\demo\gfx\hdi\redplanet.hdi.zx7&quot;  ," calcext:value-type="string">
            <text:p>"\demo\gfx\hdi\redplanet.hdi.zx7" <text:s/>,</text:p>
          </table:table-cell>
        </table:table-row>
        <table:table-row table:style-name="ro1">
          <table:table-cell table:formula="of:=CONCATENATE(REPT(&quot; &quot;;[.$C$1]);[.D11];REPT(&quot; &quot;;[.$D$1]);[.S11];[.R11];[.T11];[.U11];[.V11];[.J11])" office:value-type="string" office:string-value="         rload   KRscStation1   ,KtBin ,80 ,temp3k ,0 ,&quot;\demo\gfx\hdi\station1.hdi.zx7&quot;" calcext:value-type="string">
            <text:p><text:s text:c="9"/>rload <text:s text:c="2"/>KRscStation1 <text:s text:c="2"/>,KtBin ,80 ,temp3k ,0 ,"\demo\gfx\hdi\station1.hdi.zx7"</text:p>
          </table:table-cell>
          <table:table-cell office:value-type="string" calcext:value-type="string">
            <text:p>\demo\gfx\hdi\</text:p>
          </table:table-cell>
          <table:table-cell office:value-type="string" calcext:value-type="string">
            <text:p>station1.hdi.zx7</text:p>
          </table:table-cell>
          <table:table-cell table:style-name="ce4" office:value-type="string" calcext:value-type="string">
            <text:p>rload</text:p>
          </table:table-cell>
          <table:table-cell table:style-name="ce4" office:value-type="string" calcext:value-type="string">
            <text:p>KtBin</text:p>
          </table:table-cell>
          <table:table-cell table:style-name="ce4" table:formula="of:=&quot;KRsc&quot;&amp;PROPER(LEFT([.C11];FIND(&quot;.&quot;;[.C11])-1))" office:value-type="string" office:string-value="KRscStation1" calcext:value-type="string">
            <text:p>KRscStation1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emp3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&quot;&quot;&quot;&quot;&amp;[.B11]&amp;[.C11]&amp;&quot;&quot;&quot;&quot;" office:value-type="string" office:string-value="&quot;\demo\gfx\hdi\station1.hdi.zx7&quot;" calcext:value-type="string">
            <text:p>"\demo\gfx\hdi\station1.hdi.zx7"</text:p>
          </table:table-cell>
          <table:table-cell/>
          <table:table-cell table:formula="of:=LEN([.E11])" office:value-type="float" office:value="5" calcext:value-type="float">
            <text:p>5</text:p>
          </table:table-cell>
          <table:table-cell table:formula="of:=LEN([.F11])" office:value-type="float" office:value="12" calcext:value-type="float">
            <text:p>12</text:p>
          </table:table-cell>
          <table:table-cell table:formula="of:=LEN([.G11])" office:value-type="float" office:value="2" calcext:value-type="float">
            <text:p>2</text:p>
          </table:table-cell>
          <table:table-cell table:formula="of:=LEN([.H11])" office:value-type="float" office:value="6" calcext:value-type="float">
            <text:p>6</text:p>
          </table:table-cell>
          <table:table-cell table:formula="of:=LEN([.I11])" office:value-type="float" office:value="1" calcext:value-type="float">
            <text:p>1</text:p>
          </table:table-cell>
          <table:table-cell table:formula="of:=LEN([.J11])" office:value-type="float" office:value="32" calcext:value-type="float">
            <text:p>32</text:p>
          </table:table-cell>
          <table:table-cell table:style-name="ce4" table:formula="of:=LEFT([.E11]&amp;REPT(&quot; &quot;;[.L$2]);[.L$2])&amp;sep" office:value-type="string" office:string-value="KtBin ," calcext:value-type="string">
            <text:p>KtBin ,</text:p>
          </table:table-cell>
          <table:table-cell table:style-name="ce4" table:formula="of:=LEFT([.F11]&amp;REPT(&quot; &quot;;[.M$2]);[.M$2])&amp;sep" office:value-type="string" office:string-value="KRscStation1   ," calcext:value-type="string">
            <text:p>KRscStation1 <text:s text:c="2"/>,</text:p>
          </table:table-cell>
          <table:table-cell table:style-name="ce4" table:formula="of:=LEFT([.G11]&amp;REPT(&quot; &quot;;[.N$2]);[.N$2])&amp;sep" office:value-type="string" office:string-value="80 ," calcext:value-type="string">
            <text:p>80 ,</text:p>
          </table:table-cell>
          <table:table-cell table:style-name="ce4" table:formula="of:=LEFT([.H11]&amp;REPT(&quot; &quot;;[.O$2]);[.O$2])&amp;sep" office:value-type="string" office:string-value="temp3k ," calcext:value-type="string">
            <text:p>temp3k ,</text:p>
          </table:table-cell>
          <table:table-cell table:style-name="ce4" table:formula="of:=LEFT([.I11]&amp;REPT(&quot; &quot;;[.P$2]);[.P$2])&amp;sep" office:value-type="string" office:string-value="0 ," calcext:value-type="string">
            <text:p>0 ,</text:p>
          </table:table-cell>
          <table:table-cell table:style-name="ce4" table:formula="of:=LEFT([.J11]&amp;REPT(&quot; &quot;;[.Q$2]);[.Q$2])&amp;sep" office:value-type="string" office:string-value="&quot;\demo\gfx\hdi\station1.hdi.zx7&quot;   ," calcext:value-type="string">
            <text:p>"\demo\gfx\hdi\station1.hdi.zx7" <text:s text:c="2"/>,</text:p>
          </table:table-cell>
        </table:table-row>
        <table:table-row table:style-name="ro1">
          <table:table-cell table:formula="of:=CONCATENATE(REPT(&quot; &quot;;[.$C$1]);[.D12];REPT(&quot; &quot;;[.$D$1]);[.S12];[.R12];[.T12];[.U12];[.V12];[.J12])" office:value-type="string" office:string-value="         rload   KRscEye        ,KtBin ,80 ,temp3k ,0 ,&quot;\demo\gfx\hdi\Eye.hdi.zx7&quot;" calcext:value-type="string">
            <text:p><text:s text:c="9"/>rload <text:s text:c="2"/>KRscEye <text:s text:c="7"/>,KtBin ,80 ,temp3k ,0 ,"\demo\gfx\hdi\Eye.hdi.zx7"</text:p>
          </table:table-cell>
          <table:table-cell office:value-type="string" calcext:value-type="string">
            <text:p>\demo\gfx\hdi\</text:p>
          </table:table-cell>
          <table:table-cell office:value-type="string" calcext:value-type="string">
            <text:p>Eye.hdi.zx7</text:p>
          </table:table-cell>
          <table:table-cell table:style-name="ce4" office:value-type="string" calcext:value-type="string">
            <text:p>rload</text:p>
          </table:table-cell>
          <table:table-cell table:style-name="ce4" office:value-type="string" calcext:value-type="string">
            <text:p>KtBin</text:p>
          </table:table-cell>
          <table:table-cell table:style-name="ce4" table:formula="of:=&quot;KRsc&quot;&amp;PROPER(LEFT([.C12];FIND(&quot;.&quot;;[.C12])-1))" office:value-type="string" office:string-value="KRscEye" calcext:value-type="string">
            <text:p>KRscEye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string" calcext:value-type="string">
            <text:p>temp3k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&quot;&quot;&quot;&quot;&amp;[.B12]&amp;[.C12]&amp;&quot;&quot;&quot;&quot;" office:value-type="string" office:string-value="&quot;\demo\gfx\hdi\Eye.hdi.zx7&quot;" calcext:value-type="string">
            <text:p>"\demo\gfx\hdi\Eye.hdi.zx7"</text:p>
          </table:table-cell>
          <table:table-cell/>
          <table:table-cell table:formula="of:=LEN([.E12])" office:value-type="float" office:value="5" calcext:value-type="float">
            <text:p>5</text:p>
          </table:table-cell>
          <table:table-cell table:formula="of:=LEN([.F12])" office:value-type="float" office:value="7" calcext:value-type="float">
            <text:p>7</text:p>
          </table:table-cell>
          <table:table-cell table:formula="of:=LEN([.G12])" office:value-type="float" office:value="2" calcext:value-type="float">
            <text:p>2</text:p>
          </table:table-cell>
          <table:table-cell table:formula="of:=LEN([.H12])" office:value-type="float" office:value="6" calcext:value-type="float">
            <text:p>6</text:p>
          </table:table-cell>
          <table:table-cell table:formula="of:=LEN([.I12])" office:value-type="float" office:value="1" calcext:value-type="float">
            <text:p>1</text:p>
          </table:table-cell>
          <table:table-cell table:formula="of:=LEN([.J12])" office:value-type="float" office:value="27" calcext:value-type="float">
            <text:p>27</text:p>
          </table:table-cell>
          <table:table-cell table:style-name="ce4" table:formula="of:=LEFT([.E12]&amp;REPT(&quot; &quot;;[.L$2]);[.L$2])&amp;sep" office:value-type="string" office:string-value="KtBin ," calcext:value-type="string">
            <text:p>KtBin ,</text:p>
          </table:table-cell>
          <table:table-cell table:style-name="ce4" table:formula="of:=LEFT([.F12]&amp;REPT(&quot; &quot;;[.M$2]);[.M$2])&amp;sep" office:value-type="string" office:string-value="KRscEye        ," calcext:value-type="string">
            <text:p>KRscEye <text:s text:c="7"/>,</text:p>
          </table:table-cell>
          <table:table-cell table:style-name="ce4" table:formula="of:=LEFT([.G12]&amp;REPT(&quot; &quot;;[.N$2]);[.N$2])&amp;sep" office:value-type="string" office:string-value="80 ," calcext:value-type="string">
            <text:p>80 ,</text:p>
          </table:table-cell>
          <table:table-cell table:style-name="ce4" table:formula="of:=LEFT([.H12]&amp;REPT(&quot; &quot;;[.O$2]);[.O$2])&amp;sep" office:value-type="string" office:string-value="temp3k ," calcext:value-type="string">
            <text:p>temp3k ,</text:p>
          </table:table-cell>
          <table:table-cell table:style-name="ce4" table:formula="of:=LEFT([.I12]&amp;REPT(&quot; &quot;;[.P$2]);[.P$2])&amp;sep" office:value-type="string" office:string-value="0 ," calcext:value-type="string">
            <text:p>0 ,</text:p>
          </table:table-cell>
          <table:table-cell table:style-name="ce4" table:formula="of:=LEFT([.J12]&amp;REPT(&quot; &quot;;[.Q$2]);[.Q$2])&amp;sep" office:value-type="string" office:string-value="&quot;\demo\gfx\hdi\Eye.hdi.zx7&quot;        ," calcext:value-type="string">
            <text:p>"\demo\gfx\hdi\Eye.hdi.zx7" <text:s text:c="7"/>,</text:p>
          </table:table-cell>
        </table:table-row>
        <table:table-row table:style-name="ro1" table:number-rows-repeated="17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>
        <table:named-range table:name="sep" table:base-cell-address="$Sheet1.$A$1" table:cell-range-address="$Sheet1.$B$1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Console" svg:font-family="'Lucida Console'" style:font-family-generic="modern" style:font-pitch="fixed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2">00/00/0000</text:date>, <text:time style:data-style-name="N2" text:time-value="15:27:29.36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21T14:33:11.113000000</meta:creation-date>
    <dc:date>2019-06-22T15:54:11.865000000</dc:date>
    <meta:editing-duration>PT50M41S</meta:editing-duration>
    <meta:editing-cycles>6</meta:editing-cycles>
    <meta:generator>LibreOffice/6.2.2.2$Windows_X86_64 LibreOffice_project/2b840030fec2aae0fd2658d8d4f9548af4e3518d</meta:generator>
    <meta:document-statistic meta:table-count="1" meta:cell-count="218" meta:object-count="0"/>
  </office:meta>
</office:document-meta>
</file>